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4*"/>
    </style:style>
    <style:style style:name="Table1.C"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break-before="page"/>
    </style:style>
    <style:style style:name="P4" style:family="paragraph" style:parent-style-name="Table_20_Contents">
      <style:paragraph-properties fo:text-align="center" style:justify-single-word="false"/>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s for "Bronze and Faith"</text:p>
      <text:p text:style-name="Standard">Mechanics- variables, etc</text:p>
      <text:p text:style-name="Standard"/>
      <text:p text:style-name="Standard"><text:span text:style-name="T1">Reputation</text:span> </text:p>
      <text:p text:style-name="Standard"/>
      <text:p text:style-name="Standard">Reaction Ai can be steered from several variables that spread differently. Knowing your Name will have a huge effect. The Reaction is built with singular people, but can be spread among them up to a certain degree. Personalities will offer some variation. </text:p>
      <text:p text:style-name="Standard">Example:</text:p>
      <text:p text:style-name="Standard">After telling your Name, you attack Person A and cause 50 Fear and 50 Respect</text:p>
      <text:p text:style-name="Standard">Person A survives and tells Person B and Person C about you. </text:p>
      <text:p text:style-name="Standard">Because Person B is cynical, it gets 20 Fear but only 5 Respect.</text:p>
      <text:p text:style-name="Standard">Person C is naive and gets 40 Fear and 30 Respect. </text:p>
      <text:p text:style-name="Standard"/>
      <text:p text:style-name="Standard">Village A(made out of those 3 people only) will now have the average of 110 / 3 Fear and 85 / 3 towards you. By local interaction among the villagers, the cynical person will very slowly build up until it reaches the average of the village, while the average itself should decrease, because the values always decrease after a certain time if the player doesn't show up. </text:p>
      <text:p text:style-name="Standard"/>
      <text:p text:style-name="Standard">Person C is a traveller and visits village B. As he is very chatty and goes through a number of events he will tell about and because he still has 40 Fear from you, he will tell someone the story about you. He also tells them your name. If, in theory, every person in village B is directly told about you, the village will also have an average of 40 / x Fear and 30 / x Respect where x is a generation modifier.</text:p>
      <text:p text:style-name="Standard"/>
      <text:p text:style-name="Standard">(Generation Modifier means that the value is divided each time a persone tells it to another. Hearing an event from a person that was included in the event will be very powerful. At some time, the event is so weak that no one will bother telling it onwards.)</text:p>
      <text:p text:style-name="Standard"/>
      <text:p text:style-name="Standard">If you visit Village B, no one will know you. But as soon, as you tell someone your true name (! it might be possible to use a false name, but it will severly hit your reputation if you get caught), they will use the reputation they got from Person C because they know your name.</text:p>
      <text:p text:style-name="Standard"/>
      <text:p text:style-name="Standard">(Some of these values will lift each other)</text:p>
      <text:p text:style-name="Standard">Respect </text:p>
      <text:p text:style-name="Standard">Fear </text:p>
      <text:p text:style-name="Standard">Trust </text:p>
      <text:p text:style-name="Standard">Distrust</text:p>
      <text:p text:style-name="Standard"/>
      <text:p text:style-name="Standard"><text:span text:style-name="T1">Stories</text:span> </text:p>
      <text:p text:style-name="Standard"/>
      <text:p text:style-name="Standard">Events are converted to stories, using some simple values and presets (who was part of it, which sides were there, what action was done, when did it happen, etc...)</text:p>
      <text:p text:style-name="Standard"/>
      <text:p text:style-name="Standard">A Dialogue between AI will take several turns. There are different types of dialogue, depending on what the goal of the NPC is or what skills it has. The type is more or less randomly selected. During the type "spreading news" or "chit-chat", an event can be told. Depending on the complexity of the event, the story is split into several fragments. Each fragment is told in its own turn, which means if the dialogue is interrupted, the target person only knows part of the event.</text:p>
      <text:p text:style-name="Standard">"Spreading News" tries very hard to tell every detail about an event while "chit-chat" will sometimes only take the most important parts.</text:p>
      <text:p text:style-name="Standard"/>
      <text:p text:style-name="Standard"><text:soft-page-break/></text:p>
      <text:p text:style-name="P1">Appearance</text:p>
      <text:p text:style-name="Standard"/>
      <text:p text:style-name="Standard">Without knowing your name, people will react to your appearance depending on their culture or personality.</text:p>
      <text:p text:style-name="Standard"/>
      <text:p text:style-name="Standard">One of the most important factors is "dehumanization". This defines how much people are willing to see you as a true prophet or shaman, but will also have negative effects, such as striking fear or disgust. Dehumanization can be earned by being malmed, havign a disability or comes as a combined effect of the other stats.</text:p>
      <text:p text:style-name="Standard"/>
      <text:p text:style-name="Standard">The second most important factor is "respectability". By combining the other factors, you will earn respectability. Trophies and weapons will cause respectability, but also scars, tattoos and other elements that show strength.</text:p>
      <text:p text:style-name="Standard"/>
      <text:p text:style-name="Standard">Fearsomeness is the next, caused by blood, human body parts, trophies, etc. This will cause fear with enemys but can also gian some respect, depending on the target's personality (macabre for example) or culture.</text:p>
      <text:p text:style-name="Standard"/>
      <text:p text:style-name="Standard">Disgust will be gathered by an unwashed character or, just like fear, by gathering body parts. Running around naked will also cause disgust.</text:p>
      <text:p text:style-name="Standard"/>
      <text:p text:style-name="Standard">Nobility can be earned by carrying expensive goods such as bronze armlets, fine clothes or valuable weapons. High nobility will, however cause some people to try and rob you. Walking through a poor village that hates you will possibly end with you walking into an ambush. Respect and nobility are closely tied, but low nobility and high respect will prove to be much safer, except for diplomatic missions.</text:p>
      <text:p text:style-name="Standard"/>
      <text:p text:style-name="Standard">There will also be a hidden factor called "pitifulness". This one comes in effect when being naked or half-naked, stripped of all goods and/or being wounded. This can be used to play beggar, but can also cause an honorful enemy to leave you alive, which can save your game in important moments. Pitifulness and Nobility are exclusive.</text:p>
      <text:p text:style-name="Standard"/>
      <text:p text:style-name="Standard"/>
      <text:p text:style-name="Standard">This will end up with different ways to display your character and provoke different "first impressions":</text:p>
      <text:p text:style-name="Standard"/>
      <text:p text:style-name="Standard">-The Strange Man will be highly dehumanized, but all other stats will be low, except for disgust maybe. Everyone tries to avoid you, most people won't necessarily hate you, but some might attack you out of fear.</text:p>
      <text:p text:style-name="Standard"><text:tab/></text:p>
      <text:p text:style-name="Standard">-The Sage might be highly dehumanized, but has also earned Respect. People come to understand his ways and if he is dedicated to spreading a religion, he will have quite some success. Disgust will only give a flavour and will either attract or repel followers.</text:p>
      <text:p text:style-name="Standard"/>
      <text:p text:style-name="Standard">-The Fearsome Man has huge problems to make contact with new people. Many will run from him and call guards. Armed men will be very, very suspicious until they get to know you. This might be perfect to avoid ambushes or diminish enemy battle morale, especially when combined with respect. Someone who relies only on fear to earn his respect will be hated by many people.</text:p>
      <text:p text:style-name="Standard"/>
      <text:p text:style-name="Standard">-The Respectful Man has earned much Respect, which is the hardest to come by in its pure form without involving other factors. This man will be looked upon and welcomed very openly. Many <text:soft-page-break/>people will trust him with their lives, which makes him a good leader. Warriors will generally have high respect values. Competitive people will not like you and often challenge you.</text:p>
      <text:p text:style-name="Standard"/>
      <text:p text:style-name="Standard">The purely disgusting Man runs around naked with squirrel entrails on his head and blood smeared on his ass, while stinking like shit. People will treat you like shit (unless they are disgusting themselves) and sometimes beat you (with sticks, stones, etc...). Almost nobody will want to have a conversation with you. This is until you look so pitiful (sick, not vigorous) that people start worrying and try to help you out with spare clothes / rags and a piece of meat. Being disgusting is a good way to get banished from a village until you wash yourself. Note: Being naked for a reason(Ritual, Sex, Bathing) in an appropriate context and place will reduce the "disgusting" effect, a good looking body will even help you there.</text:p>
      <text:p text:style-name="Standard"/>
      <text:p text:style-name="Standard"/>
      <text:p text:style-name="P3"/>
      <text:p text:style-name="P1">Health System</text:p>
      <text:p text:style-name="Standard"/>
      <text:p text:style-name="Standard">The Health System is very deep and includes many layers of tissue because different wounds will have great effect on the rest of your character's life.</text:p>
      <text:p text:style-name="Standard"/>
      <text:p text:style-name="Standard">The body contains the following segments:</text:p>
      <text:p text:style-name="Standard"/>
      <text:p text:style-name="Standard">Head, Torso, Left Arm, Right Arm, Left Leg, Right Leg. </text:p>
      <text:p text:style-name="Standard"/>
      <text:p text:style-name="Standard">The Head has following subsegments:</text:p>
      <text:p text:style-name="Standard">Skull(with Organ Brain), Face (which in turn contains as Organ: Eyes, Ears, Tongue, Cheeks, Front), Neck(Artery, nerves)</text:p>
      <text:p text:style-name="Standard"/>
      <text:p text:style-name="Standard">The torso is made up of shoulders, chest(l. + r. lungs, heart), belly(intestines), groin(left nut, right nut, penis), and back (l.+r.lungs, heart, intestines, nerves)</text:p>
      <text:p text:style-name="Standard"/>
      <text:p text:style-name="Standard">Left Arm contains Upper Arm (Artery), Lower Arm(Artery), Hand</text:p>
      <text:p text:style-name="Standard">Right Arm is the same</text:p>
      <text:p text:style-name="Standard"/>
      <text:p text:style-name="Standard">Left Leg contains Upper Leg(Artery), Lower Leg(Artery), Foot</text:p>
      <text:p text:style-name="Standard">Right Leg is the same</text:p>
      <text:p text:style-name="Standard"/>
      <text:p text:style-name="Standard"/>
      <text:p text:style-name="Standard">Each Subsegmet has a layer of skin, a layer of muscles and a bone. Destroying the skin results in scars, destroying muscles will result in very hard to heal limb weakness and impairment, destroying bones will result in a broken limb which makes it unusable but is possible to heal after a long time depending on the body part.</text:p>
      <text:p text:style-name="Standard"/>
      <text:p text:style-name="Standard">Different weapon profiles will penetrate these layers differently:</text:p>
      <text:p text:style-name="Standard"/>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4">TISSUE</text:p>
          </table:table-cell>
          <table:table-cell table:style-name="Table1.A1" office:value-type="string">
            <text:p text:style-name="P4">EDGE</text:p>
          </table:table-cell>
          <table:table-cell table:style-name="Table1.A1" office:value-type="string">
            <text:p text:style-name="P4">POINT</text:p>
          </table:table-cell>
          <table:table-cell table:style-name="Table1.D1" office:value-type="string">
            <text:p text:style-name="P4">BLUNT</text:p>
          </table:table-cell>
        </table:table-row>
        <table:table-row>
          <table:table-cell table:style-name="Table1.A2" office:value-type="string">
            <text:p text:style-name="P4">Skin</text:p>
          </table:table-cell>
          <table:table-cell table:style-name="Table1.A2" office:value-type="string">
            <text:p text:style-name="P4">XXXXXXXXXXXXX</text:p>
          </table:table-cell>
          <table:table-cell table:style-name="Table1.A2" office:value-type="string">
            <text:p text:style-name="P4">XXX</text:p>
          </table:table-cell>
          <table:table-cell table:style-name="Table1.D2" office:value-type="string">
            <text:p text:style-name="P4">X</text:p>
          </table:table-cell>
        </table:table-row>
        <table:table-row>
          <table:table-cell table:style-name="Table1.A2" office:value-type="string">
            <text:p text:style-name="P4">Muscle</text:p>
          </table:table-cell>
          <table:table-cell table:style-name="Table1.A2" office:value-type="string">
            <text:p text:style-name="P4">XXXXXX</text:p>
          </table:table-cell>
          <table:table-cell table:style-name="Table1.A2" office:value-type="string">
            <text:p text:style-name="P4">XXX</text:p>
          </table:table-cell>
          <table:table-cell table:style-name="Table1.D2" office:value-type="string">
            <text:p text:style-name="P4">X</text:p>
          </table:table-cell>
        </table:table-row>
        <table:table-row>
          <table:table-cell table:style-name="Table1.A2" office:value-type="string">
            <text:p text:style-name="P4">Bone</text:p>
          </table:table-cell>
          <table:table-cell table:style-name="Table1.A2" office:value-type="string">
            <text:p text:style-name="P4">XX</text:p>
          </table:table-cell>
          <table:table-cell table:style-name="Table1.A2" office:value-type="string">
            <text:p text:style-name="P4">XXX</text:p>
          </table:table-cell>
          <table:table-cell table:style-name="Table1.D2" office:value-type="string">
            <text:p text:style-name="P4">XXXXXXXXXXXXX</text:p>
          </table:table-cell>
        </table:table-row>
        <table:table-row>
          <table:table-cell table:style-name="Table1.A2" office:value-type="string">
            <text:p text:style-name="P4">Organ</text:p>
          </table:table-cell>
          <table:table-cell table:style-name="Table1.A2" office:value-type="string">
            <text:p text:style-name="P4">XXXXXX</text:p>
          </table:table-cell>
          <table:table-cell table:style-name="Table1.A2" office:value-type="string">
            <text:p text:style-name="P4">XXX</text:p>
          </table:table-cell>
          <table:table-cell table:style-name="Table1.D2" office:value-type="string">
            <text:p text:style-name="P4">XXXXXX</text:p>
          </table:table-cell>
        </table:table-row>
      </table:table>
      <text:p text:style-name="Standard"/>
      <text:p text:style-name="Standard"/>
      <text:p text:style-name="Standard">Example: </text:p>
      <text:p text:style-name="Standard">Edge is good against belly, because it doesn't need to penetrate any bones. Edge will also most likely cause scars.</text:p>
      <text:p text:style-name="Standard">Point has a light chance to hit an organ everytime, but does limited damage overall.</text:p>
      <text:p text:style-name="Standard">Blunt is primarily designed to hit an opponent's head or back. Breaking the skull will severely damage the brain, while breaking the spine will paralize your foe.</text:p>
      <text:p text:style-name="Standard"/>
      <text:p text:style-name="Standard">And immediate death will incur if: enough blood is lost or a vital organ is lost.</text:p>
      <text:p text:style-name="Standard">Other Organs can still lead to death.</text:p>
      <text:p text:style-name="Standard"/>
      <text:p text:style-name="Standard"/>
      <text:p text:style-name="Standard"/>
      <text:p text:style-name="Standard"><text:soft-page-break/>Vital Organs is: Brain. Every other Organ will cause a blood loss per turn (Heart, Artery), make it impossible to eat (Intestine) or cause suffocation (Lungs). Loosing your eyeballs will result in loss of blood but you might still survive.</text:p>
      <text:p text:style-name="Standard"/>
      <text:p text:style-name="Standard">Theoretical example:</text:p>
      <text:p text:style-name="Standard">The Player's body contains 6000 units of blood. At 3000, the player will lose consciousness. At 1000, there is a chance of gaining madness or imbecile traits (Braindead). At 0, the player is dead.</text:p>
      <text:p text:style-name="Standard"/>
      <text:p text:style-name="Standard">Every Layer can cause loss of blood when hurt with skin being the lowest. </text:p>
      <text:p text:style-name="Standard"/>
      <text:p text:style-name="Standard">With a theoretical skin value of 100, removing all skin could result in loss of 10 units of blood per round and per body part that has been stripped of skin.</text:p>
      <text:p text:style-name="Standard"/>
      <text:p text:style-name="Standard">When the muscle (40 for the Lower Arm, for example) is down to 0, the Artery will also have been cut (this can happen right after breaking the skin by chance or as a decisive action when muscle hits 0). The Artery will lose 100 per turn. The severed muscle will lose 40 * 2. (Bleeding from only the artery will leave you 30 turns to treat yourself, other wounds not included). At this point you are losing 100 + 100 + 80 units of blood per turn, which is very fast but in real life it is also fast. Now lets suppose the bone (50) will break and the arm is severed, which will make you lose another 50/2 units. In total, with only a severed arm, you will lose 330 units of blood per turn. You have around 9 turns to break combat and slow the bleeding. After that, you have around 10 more turns to get external help because you will be consciousless. Top layers don't necessarily need to be destroyed for one to bleed. It is supposed that internel bleedings can also occur.</text:p>
      <text:p text:style-name="Standard"/>
      <text:p text:style-name="Standard"/>
      <text:p text:style-name="Standard"/>
      <text:p text:style-name="Standard">Slowing the blood can be done in different ways, such as putting rags on the wound, praying, grabbing the wound, applying medical herbs, crawling. Several modifiers can be combined(herbs, crawl, pray, rags).</text:p>
      <text:p text:style-name="Standard">Stopping the bleeding can be done by stitching, binding the wound off (limbs only and with rope, cord, etc) or burning. </text:p>
      <text:p text:style-name="Standard">Increased bleeding or lifting of slowing modifiers(prayer) will occur when running, climbing, fighting or other physical exercises. Until the wound is well healed, it can reopen and restart bleeding having good medical skills decreases the chance of reopening. Much rest is well advised after a battle gone wrong.</text:p>
      <text:p text:style-name="Standard"/>
      <text:p text:style-name="Standard">Every wound can get infected if not treated well with herbs, the closing method will have a great impact. (closing with clean needle is much safer and leaves a nicer scar than burning)</text:p>
      <text:p text:style-name="Standard"/>
      <text:p text:style-name="Standard">All in all, this system is very punishing. High skills and good equipment are necessary to avoid instant death. Dodging is very valuable, as are diplomatic skills or <text:s/>surrendering in desperate moments. First aid is extremely handy and knowing how to correctly bind off an arm or not can decide between life or death.</text:p>
      <text:p text:style-name="Standard"/>
      <text:p text:style-name="Standard">Body composition can change depending on athlecity or genetics (thick-skinned, thin-skinned, muscle buildup). </text:p>
      <text:p text:style-name="Standard"/>
      <text:p text:style-name="Standard">Severing or breaking a limb will make the whole subsegments unusable. Severing an upper arm will stop bleeding from the lower arm.</text:p>
      <text:p text:style-name="Standard"/>
      <text:p text:style-name="Standard"/>
      <text:p text:style-name="Standard"/>
      <text:p text:style-name="Standard"><text:soft-page-break/></text:p>
      <text:p text:style-name="Standard">Characters of Interest</text:p>
      <text:p text:style-name="Standard"/>
      <text:p text:style-name="Standard">In order to improve performance and enable a dynamic world, NPCs can have two states.</text:p>
      <text:p text:style-name="Standard"/>
      <text:p text:style-name="Standard">Around the player there will be a sphere of influence with 2 diameters. The inner diameter will define when an NPC will become a CoI (Character of Interest) and the outer will define when this Character will lose its CoI status.</text:p>
      <text:p text:style-name="Standard"/>
      <text:p text:style-name="Standard">The CoI is a List of characters which will be completely simulated, all their variables are working and the AI is very complex. Ideally, as long as the player remains in one area, all those characters remain intelligent and very lifelike. Expected length of such a list will be around 100 for human-only beings and span around 3 villages. This list should be able to be expanded or reduced, in order to adapt to performance needs.</text:p>
      <text:p text:style-name="Standard"/>
      <text:p text:style-name="Standard">If a person is outside the CoI, it will only work with a very reduced AI, controlled by a regional AI. The regional AI will create Events and distribute Skills to characters. Some of these random Events will simulate interaction between people or something has been built. Resource production is simulated by statistical values. If a player returns, he should see that a few things have changed, but nothing too random (except when it is logical).</text:p>
      <text:p text:style-name="Standard"/>
      <text:p text:style-name="Standard">[!!! if performance critical]Non-CoI have no complex health. It is reduced to a total number of hitpoints. If a creature has theoretically lost 20 hitpoints, these hitpoints will be distributed among the body parts as several shallow wounds or single deep wounds. Only modifiers (blind, dumb, impaired) will be remembered in case the player wonders why Blind Ben has full vision again. </text:p>
      <text:p text:style-name="Standard"/>
      <text:p text:style-name="Standard">The Position of Non-CoI will be locked and switched, based on Events and their home location. (i.e. Upon entering the sphere of influence, the player can still meet hunters roaming the forest around their village). The size of the Sphere of influence will give the NPCs enough time to randomize their actions and move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NPC motivation</text:p>
      <text:p text:style-name="Standard"/>
      <text:p text:style-name="Standard">In order for NPC to work and look alive, they need several motivations. There is a difference between infinite and finite goals. The higher level goals (Ambition, Seasonal, etc...), will often decide the lower level tasks.</text:p>
      <text:p text:style-name="Standard"/>
      <text:p text:style-name="Standard">The biggest will be their Ambition, their Lifegoal. This will seldom change, because few will ever reach this goal and sometimes it is impossible to reach. Most of those goals are infinite by nature.</text:p>
      <text:p text:style-name="Standard">Examples: </text:p>
      <text:p text:style-name="Standard">Become the strongest fighter in the world. (Infinite)</text:p>
      <text:p text:style-name="Standard">Conquer the world (Infinite)</text:p>
      <text:p text:style-name="Standard">Become King (Finite)</text:p>
      <text:p text:style-name="Standard">Live through the ages (Generic goal, become as old as possible / Infinite)</text:p>
      <text:p text:style-name="Standard">Become one with nature (Infinite)</text:p>
      <text:p text:style-name="Standard"/>
      <text:p text:style-name="Standard"/>
      <text:p text:style-name="Standard">The next is the Seasonal Goal. This usually is bound to a season, and can depend on town necessity. It strongly relates with the assigned job. Each Character can have up to 2 Seasonal Goals, but at least one must be infinite. If one is completed, another will be started. </text:p>
      <text:p text:style-name="Standard"/>
      <text:p text:style-name="Standard">Examples:</text:p>
      <text:p text:style-name="Standard">Farming (Finite)</text:p>
      <text:p text:style-name="Standard">Craft fur wares (Finite)</text:p>
      <text:p text:style-name="Standard">Hunt (Finite)</text:p>
      <text:p text:style-name="Standard">Improve Skills (Infinite)</text:p>
      <text:p text:style-name="Standard">Improve Reputation(Infinite)</text:p>
      <text:p text:style-name="Standard">Gather Money(Infinite)</text:p>
      <text:p text:style-name="Standard">Woo a woman(Finite)</text:p>
      <text:p text:style-name="Standard"/>
      <text:p text:style-name="Standard"/>
      <text:p text:style-name="Standard">Then come Weekly Goals. These are often finite and will often lead to visible results or events. They can still be related to a job. There can be 2 goals, with at least one infinite. The finite goal will be finished first.</text:p>
      <text:p text:style-name="Standard"/>
      <text:p text:style-name="Standard">Score with Clara(Finite)</text:p>
      <text:p text:style-name="Standard">Kill your brother(Finite)</text:p>
      <text:p text:style-name="Standard">Gather Herbs(Infinite)</text:p>
      <text:p text:style-name="Standard">Repair all your equipment(Finite)</text:p>
      <text:p text:style-name="Standard">Improve Relation with the Blacksmith(Infinite)</text:p>
      <text:p text:style-name="Standard"/>
      <text:p text:style-name="Standard"/>
      <text:p text:style-name="Standard">The Daily Goals are very simple. They often include only a single task that is necessary to fulfil that day, which depends upon the weekly goal. Daily Goals can be taken over to another day, but will not extend a week (in order to clear up messed up queues). </text:p>
      <text:p text:style-name="Standard">In addition to that, each day the NPC tries to fulfil his needs. There are several needs with thresholds. If the threshold of a need is passed, the daily task will switch to fulfilling that need. Everything else will probably be dropped. If several needs are low, they will be compared. Those most necessary and easiest to complete (toilet, drink) are done first. If a need cannot be fulfilled within a day, it becomes a Weekly Goal. </text:p>
      <text:p text:style-name="Standard"/>
      <text:p text:style-name="Standard">Mini Tasks are what is necessary to fulfil the needs or daily goals. They are usually made up of 2-3 <text:soft-page-break/>queued actions like "go to", "take that", "use it" or "go to" "talk with" "say I like you".</text:p>
      <text:p text:style-name="Standard"/>
      <text:p text:style-name="Standard">The needs are:</text:p>
      <text:p text:style-name="Standard"/>
      <text:p text:style-name="Standard">Hunger (eat)</text:p>
      <text:p text:style-name="Standard">Thirst (drink water or alcohol)</text:p>
      <text:p text:style-name="Standard">Sleep (influenced by daytime, sleep on bed or anywhere else)</text:p>
      <text:p text:style-name="Standard">Toilet (release your bowels, either in the open or in designated areas)</text:p>
      <text:p text:style-name="Standard">Entertainment (talk with random person/friend, watch an event, fight, very easy to fulfil)</text:p>
      <text:p text:style-name="Standard">Comfort(need to sit down, wait some turns)</text:p>
      <text:p text:style-name="Standard"/>
      <text:p text:style-name="Standard"/>
      <text:p text:style-name="Standard"/>
      <text:p text:style-name="P2">Combat – Prepared Combos</text:p>
      <text:p text:style-name="Standard"/>
      <text:p text:style-name="Standard">Once in a while, when starting a fight or during a fight, you get the chance to compose a combo of 2-3 hits without break. These attacks will take a good amount of endurance from you if you try them, but they have a high chance of stunning or killing the enemy if he fails to defend well.</text:p>
      <text:p text:style-name="Standard"/>
      <text:p text:style-name="P2">Archery</text:p>
      <text:p text:style-name="Standard"/>
      <text:p text:style-name="Standard">Shots lose power by distance. An Arrow will be deflected by as much as leather armor on a huge distance but can still damage skin and muscle on naked enemies. At point blank range, an arrow can even break through armor or will break through an opponent's skull if unarmored.</text:p>
      <text:p text:style-name="Standard"/>
      <text:p text:style-name="Standard"/>
      <text:p text:style-name="Standard"/>
      <text:p text:style-name="Standard"/>
      <text:p text:style-name="P2">Creating Faith / <text:s/>Mana</text:p>
      <text:p text:style-name="Standard"/>
      <text:p text:style-name="Standard">You can either make a spontaneous ritual or a set up ritual and invite people. Different elements attribute value points to the ritual, especially elements or offerings. Special weather can give a multiplier to certain elements. Stances and actions will contribute static points, your appearance will act as multiplier.</text:p>
      <text:p text:style-name="Standard">Some stances are necessary just to keep people interested. The more people are attending, the more base faith will be granted to the ritual.</text:p>
      <text:p text:style-name="Standard">At the end, every attendant of the ritual will earn the base faith, plus the faith from every element multiplied with the modifiers. </text:p>
      <text:p text:style-name="Standard"/>
      <text:p text:style-name="Standard">At the beginning, your ritual techniques are meagre and you need to keep it short in order to be taken seriously. You will need to refine your appearance and social skills, help people with visions or medicine in order to gain some base faith and to keep it up with cheap techniques.</text:p>
      <text:p text:style-name="Standard"/>
      <text:p text:style-name="Standard">Faith will decrease fast if not regularly kept up. Holding big rituals gives big boons, but might be too expensive materials wise. It is wise to plan different types of ritual and make use of them at special occasions.</text:p>
      <text:p text:style-name="Standard"/>
      <text:p text:style-name="P5"/>
      <text:p text:style-name="P8">Cooking Service</text:p>
      <text:p text:style-name="P2"/>
      <text:p text:style-name="P7">Offer to cook for the village. Talk to people about this, and they might accept your service. They will pay in advance, either with food or with some other valuable stuff. On the next day, they will show up at your place and ask for the prepared food. You can either lay it out on a table or give it to them directly.</text:p>
      <text:p text:style-name="P7">If you fail to deliver the food when they ask for it, you will get a reputation h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3M49S</meta:editing-duration>
    <meta:editing-cycles>219</meta:editing-cycles>
    <meta:generator>OpenOffice.org/3.4.1$Win32 OpenOffice.org_project/341m1$Build-9593</meta:generator>
    <dc:date>2014-12-27T14:15:28.88</dc:date>
    <meta:document-statistic meta:table-count="1" meta:image-count="0" meta:object-count="0" meta:page-count="9" meta:paragraph-count="143" meta:word-count="3133" meta:character-count="18020"/>
    <meta:user-defined meta:name="Info 1"/>
    <meta:user-defined meta:name="Info 2"/>
    <meta:user-defined meta:name="Info 3"/>
    <meta:user-defined meta:name="Info 4"/>
  </office:meta>
</office:document-meta>
</file>